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2ff02" officeooo:paragraph-rsid="0002ff02"/>
    </style:style>
    <style:style style:name="P2" style:family="paragraph" style:parent-style-name="Header">
      <style:paragraph-properties fo:text-align="end" style:justify-single-word="false"/>
      <style:text-properties officeooo:rsid="0002ff02" officeooo:paragraph-rsid="0002ff02"/>
    </style:style>
    <style:style style:name="P3" style:family="paragraph" style:parent-style-name="Footer">
      <style:paragraph-properties fo:text-align="end" style:justify-single-word="false"/>
    </style:style>
    <style:style style:name="P4" style:family="paragraph" style:parent-style-name="Heading_20_3">
      <style:paragraph-properties fo:margin-left="0cm" fo:margin-right="0cm" fo:text-indent="0cm" style:auto-text-indent="false"/>
    </style:style>
    <style:style style:name="P5" style:family="paragraph" style:parent-style-name="Heading_20_4">
      <style:paragraph-properties fo:margin-left="0cm" fo:margin-right="0cm" fo:text-indent="0cm" style:auto-text-indent="false"/>
    </style:style>
    <style:style style:name="P6" style:family="paragraph" style:parent-style-name="Table_20_Contents">
      <style:paragraph-properties fo:margin-left="0cm" fo:margin-right="0cm" fo:text-indent="0cm" style:auto-text-indent="false"/>
    </style:style>
    <style:style style:name="P7" style:family="paragraph" style:parent-style-name="Table_20_Heading">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margin-top="0cm" fo:margin-bottom="0cm" style:contextual-spacing="false" fo:text-indent="0cm" style:auto-text-indent="false" style:writing-mode="lr-tb"/>
    </style:style>
    <style:style style:name="P10" style:family="paragraph" style:parent-style-name="Title">
      <style:text-properties officeooo:paragraph-rsid="0005aa8a"/>
    </style:style>
    <style:style style:name="P11" style:family="paragraph" style:parent-style-name="Title">
      <style:text-properties officeooo:rsid="0006ce6d" officeooo:paragraph-rsid="0006ce6d"/>
    </style:style>
    <style:style style:name="P12" style:family="paragraph" style:parent-style-name="Footer">
      <style:paragraph-properties fo:text-align="end" style:justify-single-word="false"/>
    </style:style>
    <style:style style:name="P13" style:family="paragraph" style:parent-style-name="Heading_20_3">
      <style:paragraph-properties fo:margin-left="0cm" fo:margin-right="0cm" fo:text-indent="0cm" style:auto-text-indent="false" fo:padding="0cm" fo:border="none"/>
    </style:style>
    <style:style style:name="P14" style:family="paragraph" style:parent-style-name="Heading_20_4">
      <style:paragraph-properties fo:margin-left="0cm" fo:margin-right="0cm" fo:text-indent="0cm" style:auto-text-indent="false" fo:padding="0cm" fo:border="none"/>
    </style:style>
    <style:style style:name="P15"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16" style:family="paragraph" style:parent-style-name="Preformatted_20_Text">
      <style:paragraph-properties fo:margin-left="0cm" fo:margin-right="0cm" fo:text-indent="0cm" style:auto-text-indent="false" fo:padding="0cm" fo:border="none"/>
    </style:style>
    <style:style style:name="P17" style:family="paragraph" style:parent-style-name="Preformatted_20_Text">
      <style:paragraph-properties fo:margin-left="0cm" fo:margin-right="0cm" fo:margin-top="0cm" fo:margin-bottom="0.499cm" style:contextual-spacing="false" fo:text-indent="0cm" style:auto-text-indent="false" fo:padding="0cm" fo:border="none"/>
      <style:text-properties loext:padding="0cm" loext:border="none"/>
    </style:style>
    <style:style style:name="P18" style:family="paragraph" style:parent-style-name="Preformatted_20_Text">
      <style:paragraph-properties fo:margin-left="0cm" fo:margin-right="0cm" fo:text-indent="0cm" style:auto-text-indent="false" fo:padding="0cm" fo:border="none"/>
      <style:text-properties loext:padding="0cm" loext:border="none"/>
    </style:style>
    <style:style style:name="P19" style:family="paragraph" style:parent-style-name="Standard">
      <style:paragraph-properties fo:margin-left="0cm" fo:margin-right="0cm" fo:text-indent="0cm" style:auto-text-indent="false"/>
      <style:text-properties loext:padding="0.049cm" loext:border="0.06pt solid #000000"/>
    </style:style>
    <style:style style:name="P20" style:family="paragraph" style:parent-style-name="Standard">
      <style:text-properties officeooo:paragraph-rsid="0005aa8a"/>
    </style:style>
    <style:style style:name="P21" style:family="paragraph" style:parent-style-name="Standard">
      <style:paragraph-properties fo:margin-left="0cm" fo:margin-right="0cm" fo:text-indent="0cm" style:auto-text-indent="false"/>
      <style:text-properties fo:font-weight="bold" style:font-weight-asian="bold" style:font-weight-complex="bold" loext:padding="0.049cm" loext:border="0.06pt solid #000000"/>
    </style:style>
    <style:style style:name="P22" style:family="paragraph" style:parent-style-name="Standard">
      <style:text-properties fo:font-weight="bold" officeooo:paragraph-rsid="0005aa8a" style:font-weight-asian="bold" style:font-weight-complex="bold"/>
    </style:style>
    <style:style style:name="P23" style:family="paragraph" style:parent-style-name="Text_20_body" style:list-style-name="L1">
      <style:paragraph-properties fo:margin-left="0cm" fo:margin-right="0cm" fo:margin-top="0cm" fo:margin-bottom="0cm" style:contextual-spacing="false" fo:text-indent="0cm" style:auto-text-indent="false"/>
    </style:style>
    <style:style style:name="P24" style:family="paragraph" style:parent-style-name="Text_20_body" style:list-style-name="L1">
      <style:paragraph-properties fo:margin-left="0cm" fo:margin-right="0cm" fo:text-indent="0cm" style:auto-text-indent="false"/>
    </style:style>
    <style:style style:name="P25" style:family="paragraph" style:parent-style-name="Text_20_body">
      <style:text-properties officeooo:paragraph-rsid="0005aa8a"/>
    </style:style>
    <style:style style:name="P26" style:family="paragraph" style:parent-style-name="Text_20_body">
      <style:paragraph-properties fo:margin-left="0cm" fo:margin-right="0cm" fo:text-indent="0cm" style:auto-text-indent="false" fo:padding="0cm" fo:border="none"/>
    </style:style>
    <style:style style:name="P27" style:family="paragraph" style:parent-style-name="Text_20_body">
      <style:paragraph-properties fo:margin-left="0cm" fo:margin-right="0cm" fo:text-indent="0cm" style:auto-text-indent="false" fo:padding="0cm" fo:border="none"/>
      <style:text-properties loext:padding="0.049cm" loext:border="0.06pt solid #000000"/>
    </style:style>
    <style:style style:name="P28"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29" style:family="paragraph" style:parent-style-name="Text_20_body" style:list-style-name="L2">
      <style:paragraph-properties fo:margin-left="0cm" fo:margin-right="0cm" fo:text-indent="0cm" style:auto-text-indent="false" fo:padding="0cm" fo:border="none"/>
    </style:style>
    <style:style style:name="P30"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31" style:family="paragraph" style:parent-style-name="Text_20_body" style:list-style-name="L3">
      <style:paragraph-properties fo:margin-left="0cm" fo:margin-right="0cm" fo:text-indent="0cm" style:auto-text-indent="false" fo:padding="0cm" fo:border="none"/>
    </style:style>
    <style:style style:name="P32"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list-style-name="L4">
      <style:paragraph-properties fo:margin-left="0cm" fo:margin-right="0cm" fo:text-indent="0cm" style:auto-text-indent="false" fo:padding="0cm" fo:border="none"/>
    </style:style>
    <style:style style:name="P34"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35" style:family="paragraph" style:parent-style-name="Text_20_body" style:list-style-name="L5">
      <style:paragraph-properties fo:margin-left="0cm" fo:margin-right="0cm" fo:text-indent="0cm" style:auto-text-indent="false" fo:padding="0cm" fo:border="none"/>
    </style:style>
    <style:style style:name="P36"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7" style:family="paragraph" style:parent-style-name="Text_20_body" style:list-style-name="L6">
      <style:paragraph-properties fo:margin-left="0cm" fo:margin-right="0cm" fo:text-indent="0cm" style:auto-text-indent="false" fo:padding="0cm" fo:border="none"/>
    </style:style>
    <style:style style:name="P38"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39" style:family="paragraph" style:parent-style-name="Text_20_body" style:list-style-name="L7">
      <style:paragraph-properties fo:margin-left="0cm" fo:margin-right="0cm" fo:text-indent="0cm" style:auto-text-indent="false" fo:padding="0cm" fo:border="none"/>
    </style:style>
    <style:style style:name="P40"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41" style:family="paragraph" style:parent-style-name="Text_20_body" style:list-style-name="L8">
      <style:paragraph-properties fo:margin-left="0cm" fo:margin-right="0cm" fo:margin-top="0cm" fo:margin-bottom="0cm" style:contextual-spacing="false" fo:text-indent="0cm" style:auto-text-indent="false" fo:padding="0cm" fo:border="none"/>
      <style:text-properties loext:padding="0cm" loext:border="none"/>
    </style:style>
    <style:style style:name="P42" style:family="paragraph" style:parent-style-name="Text_20_body" style:list-style-name="L8">
      <style:paragraph-properties fo:margin-left="0cm" fo:margin-right="0cm" fo:text-indent="0cm" style:auto-text-indent="false" fo:padding="0cm" fo:border="none"/>
      <style:text-properties loext:padding="0cm" loext:border="none"/>
    </style:style>
    <style:style style:name="P43" style:family="paragraph" style:parent-style-name="Text_20_body" style:list-style-name="L10">
      <style:paragraph-properties fo:margin-left="0cm" fo:margin-right="0cm" fo:margin-top="0cm" fo:margin-bottom="0cm" style:contextual-spacing="false" fo:text-indent="0cm" style:auto-text-indent="false" fo:padding="0cm" fo:border="none"/>
      <style:text-properties loext:padding="0cm" loext:border="none"/>
    </style:style>
    <style:style style:name="P44" style:family="paragraph" style:parent-style-name="Text_20_body" style:list-style-name="L9">
      <style:paragraph-properties fo:margin-left="0cm" fo:margin-right="0cm" fo:margin-top="0cm" fo:margin-bottom="0cm" style:contextual-spacing="false" fo:text-indent="0cm" style:auto-text-indent="false" fo:padding="0cm" fo:border="none"/>
    </style:style>
    <style:style style:name="P45" style:family="paragraph" style:parent-style-name="Text_20_body" style:list-style-name="L9">
      <style:paragraph-properties fo:margin-left="0cm" fo:margin-right="0cm" fo:text-indent="0cm" style:auto-text-indent="false" fo:padding="0cm" fo:border="none"/>
    </style:style>
    <style:style style:name="P46" style:family="paragraph" style:parent-style-name="Text_20_body" style:list-style-name="L10">
      <style:paragraph-properties fo:margin-left="0cm" fo:margin-right="0cm" fo:margin-top="0cm" fo:margin-bottom="0cm" style:contextual-spacing="false" fo:text-indent="0cm" style:auto-text-indent="false" fo:padding="0cm" fo:border="none"/>
    </style:style>
    <style:style style:name="P47" style:family="paragraph" style:parent-style-name="Text_20_body" style:list-style-name="L10">
      <style:paragraph-properties fo:margin-left="0cm" fo:margin-right="0cm" fo:text-indent="0cm" style:auto-text-indent="false" fo:padding="0cm" fo:border="none"/>
    </style:style>
    <style:style style:name="T1" style:family="text">
      <style:text-properties officeooo:rsid="0002ff02" fo:background-color="#ffff00" loext:char-shading-value="0"/>
    </style:style>
    <style:style style:name="T2" style:family="text">
      <style:text-properties officeooo:rsid="0002ff02" fo:background-color="#ffff00" loext:char-shading-value="0" loext:padding="0.049cm" loext:border="0.06pt solid #000000"/>
    </style:style>
    <style:style style:name="T3" style:family="text">
      <style:text-properties officeooo:rsid="0005aa8a"/>
    </style:style>
    <style:style style:name="T4" style:family="text">
      <style:text-properties officeooo:rsid="00077af0"/>
    </style:style>
    <style:style style:name="T5" style:family="text">
      <style:text-properties officeooo:rsid="00077af0" loext:padding="0.049cm" loext:border="0.06pt solid #000000"/>
    </style:style>
    <style:style style:name="T6" style:family="text">
      <style:text-properties loext:padding="0cm" loext:border="none"/>
    </style:style>
    <style:style style:name="T7" style:family="text">
      <style:text-properties loext:padding="0.049cm" loext:border="0.06pt solid #0000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ÓDULO 1<text:span text:style-name="T3">(anexos)</text:span>:</text:p>
      <text:p text:style-name="P11"><text:span text:style-name="T4">Ejercicio </text:span>SQL</text:p>
      <text:p text:style-name="P22"><text:span text:style-name="T7">Desarrolla una base datos para una tienda de venta de fruta. necesitamos tener los productos (nombre cantidad, precio). Clientes (nombre, apellidos, direccion facturación), compras (relacion entre compradores y los productos almacenados en un histŕico), proveedores (relacion productos</text:span><text:span text:style-name="T5">) … agrega lo que consideres conveniente</text:span></text:p>
      <text:p text:style-name="P20"><text:span text:style-name="T5"/></text:p>
      <text:section text:style-name="Sect1" text:name="content-358832763947864066">
        <text:p text:style-name="P27"><text:span text:style-name="T6">Para desarrollar una base de datos para una tienda de venta de frutas, podemos utilizar un modelo relacional que permita gestionar eficientemente los productos, clientes, compras e inventario. A continuación, te presento un diseño básico de la base de datos, incluyendo las tablas necesarias, sus atributos y las relaciones entre ellas.</text:span></text:p>
        <text:h text:style-name="P13" text:outline-level="3"><text:span text:style-name="Strong_20_Emphasis"><text:span text:style-name="T6">1. Entidades y Atributos</text:span></text:span></text:h>
        <text:h text:style-name="P14" text:outline-level="4"><text:span text:style-name="Strong_20_Emphasis"><text:span text:style-name="T6">a. Productos</text:span></text:span></text:h>
        <text:list text:style-name="L2">
          <text:list-item>
            <text:p text:style-name="P28"><text:span text:style-name="Strong_20_Emphasis"><text:span text:style-name="T6">producto_id</text:span></text:span><text:span text:style-name="T6"> (INT, PK): Identificador único del producto.</text:span></text:p>
          </text:list-item>
          <text:list-item>
            <text:p text:style-name="P28"><text:span text:style-name="Strong_20_Emphasis"><text:span text:style-name="T6">nombre</text:span></text:span><text:span text:style-name="T6"> (VARCHAR): Nombre de la fruta.</text:span></text:p>
          </text:list-item>
          <text:list-item>
            <text:p text:style-name="P28"><text:span text:style-name="Strong_20_Emphasis"><text:span text:style-name="T6">cantidad</text:span></text:span><text:span text:style-name="T6"> (INT): Cantidad disponible en el inventario.</text:span></text:p>
          </text:list-item>
          <text:list-item>
            <text:p text:style-name="P28"><text:span text:style-name="Strong_20_Emphasis"><text:span text:style-name="T6">precio</text:span></text:span><text:span text:style-name="T6"> (DECIMAL): Precio por unidad de la fruta.</text:span></text:p>
          </text:list-item>
          <text:list-item>
            <text:p text:style-name="P29"><text:span text:style-name="Strong_20_Emphasis"><text:span text:style-name="T6">unidad_medida</text:span></text:span><text:span text:style-name="T6"> (VARCHAR): Unidad de medida (por ejemplo, kg, unidad).</text:span></text:p>
          </text:list-item>
        </text:list>
        <text:h text:style-name="P14" text:outline-level="4"><text:span text:style-name="Strong_20_Emphasis"><text:span text:style-name="T6">b. Clientes</text:span></text:span></text:h>
        <text:list text:style-name="L3">
          <text:list-item>
            <text:p text:style-name="P30"><text:span text:style-name="Strong_20_Emphasis"><text:span text:style-name="T6">cliente_id</text:span></text:span><text:span text:style-name="T6"> (INT, PK): Identificador único del cliente.</text:span></text:p>
          </text:list-item>
          <text:list-item>
            <text:p text:style-name="P30"><text:span text:style-name="Strong_20_Emphasis"><text:span text:style-name="T6">nombre</text:span></text:span><text:span text:style-name="T6"> (VARCHAR): Nombre del cliente.</text:span></text:p>
          </text:list-item>
          <text:list-item>
            <text:p text:style-name="P30"><text:span text:style-name="Strong_20_Emphasis"><text:span text:style-name="T6">apellidos</text:span></text:span><text:span text:style-name="T6"> (VARCHAR): Apellidos del cliente.</text:span></text:p>
          </text:list-item>
          <text:list-item>
            <text:p text:style-name="P30"><text:span text:style-name="Strong_20_Emphasis"><text:span text:style-name="T6">direccion_facturacion</text:span></text:span><text:span text:style-name="T6"> (VARCHAR): Dirección de facturación del cliente.</text:span></text:p>
          </text:list-item>
          <text:list-item>
            <text:p text:style-name="P30"><text:span text:style-name="Strong_20_Emphasis"><text:span text:style-name="T6">email</text:span></text:span><text:span text:style-name="T6"> (VARCHAR): Correo electrónico del cliente.</text:span></text:p>
          </text:list-item>
          <text:list-item>
            <text:p text:style-name="P31"><text:span text:style-name="Strong_20_Emphasis"><text:span text:style-name="T6">telefono</text:span></text:span><text:span text:style-name="T6"> (VARCHAR): Número de teléfono del cliente.</text:span></text:p>
          </text:list-item>
        </text:list>
        <text:h text:style-name="P14" text:outline-level="4"><text:span text:style-name="Strong_20_Emphasis"><text:span text:style-name="T6">c. Proveedores</text:span></text:span></text:h>
        <text:list text:style-name="L4">
          <text:list-item>
            <text:p text:style-name="P32"><text:span text:style-name="Strong_20_Emphasis"><text:span text:style-name="T6">proveedor_id</text:span></text:span><text:span text:style-name="T6"> (INT, PK): Identificador único del proveedor.</text:span></text:p>
          </text:list-item>
          <text:list-item>
            <text:p text:style-name="P32"><text:span text:style-name="Strong_20_Emphasis"><text:span text:style-name="T6">nombre</text:span></text:span><text:span text:style-name="T6"> (VARCHAR): Nombre del proveedor.</text:span></text:p>
          </text:list-item>
          <text:list-item>
            <text:p text:style-name="P32"><text:span text:style-name="Strong_20_Emphasis"><text:span text:style-name="T6">direccion</text:span></text:span><text:span text:style-name="T6"> (VARCHAR): Dirección del proveedor.</text:span></text:p>
          </text:list-item>
          <text:list-item>
            <text:p text:style-name="P32"><text:span text:style-name="Strong_20_Emphasis"><text:span text:style-name="T6">contacto</text:span></text:span><text:span text:style-name="T6"> (VARCHAR): Persona de contacto.</text:span></text:p>
          </text:list-item>
          <text:list-item>
            <text:p text:style-name="P32"><text:span text:style-name="Strong_20_Emphasis"><text:span text:style-name="T6">telefono</text:span></text:span><text:span text:style-name="T6"> (VARCHAR): Número de teléfono del proveedor.</text:span></text:p>
          </text:list-item>
          <text:list-item>
            <text:p text:style-name="P33"><text:span text:style-name="Strong_20_Emphasis"><text:span text:style-name="T6">email</text:span></text:span><text:span text:style-name="T6"> (VARCHAR): Correo electrónico del proveedor.</text:span></text:p>
          </text:list-item>
        </text:list>
        <text:h text:style-name="P14" text:outline-level="4"><text:soft-page-break/><text:span text:style-name="Strong_20_Emphasis"><text:span text:style-name="T6">d. Compras</text:span></text:span></text:h>
        <text:list text:style-name="L5">
          <text:list-item>
            <text:p text:style-name="P34"><text:span text:style-name="Strong_20_Emphasis"><text:span text:style-name="T6">compra_id</text:span></text:span><text:span text:style-name="T6"> (INT, PK): Identificador único de la compra.</text:span></text:p>
          </text:list-item>
          <text:list-item>
            <text:p text:style-name="P34"><text:span text:style-name="Strong_20_Emphasis"><text:span text:style-name="T6">cliente_id</text:span></text:span><text:span text:style-name="T6"> (INT, FK): Referencia al cliente que realizó la compra.</text:span></text:p>
          </text:list-item>
          <text:list-item>
            <text:p text:style-name="P34"><text:span text:style-name="Strong_20_Emphasis"><text:span text:style-name="T6">fecha_compra</text:span></text:span><text:span text:style-name="T6"> (DATE): Fecha en la que se realizó la compra.</text:span></text:p>
          </text:list-item>
          <text:list-item>
            <text:p text:style-name="P35"><text:span text:style-name="Strong_20_Emphasis"><text:span text:style-name="T6">total</text:span></text:span><text:span text:style-name="T6"> (DECIMAL): Total de la compra.</text:span></text:p>
          </text:list-item>
        </text:list>
        <text:h text:style-name="P14" text:outline-level="4"><text:span text:style-name="Strong_20_Emphasis"><text:span text:style-name="T6">e. Detalle_Compra</text:span></text:span></text:h>
        <text:list text:style-name="L6">
          <text:list-item>
            <text:p text:style-name="P36"><text:span text:style-name="Strong_20_Emphasis"><text:span text:style-name="T6">detalle_compra_id</text:span></text:span><text:span text:style-name="T6"> (INT, PK): Identificador único del detalle de la compra.</text:span></text:p>
          </text:list-item>
          <text:list-item>
            <text:p text:style-name="P36"><text:span text:style-name="Strong_20_Emphasis"><text:span text:style-name="T6">compra_id</text:span></text:span><text:span text:style-name="T6"> (INT, FK): Referencia a la compra.</text:span></text:p>
          </text:list-item>
          <text:list-item>
            <text:p text:style-name="P36"><text:span text:style-name="Strong_20_Emphasis"><text:span text:style-name="T6">producto_id</text:span></text:span><text:span text:style-name="T6"> (INT, FK): Referencia al producto comprado.</text:span></text:p>
          </text:list-item>
          <text:list-item>
            <text:p text:style-name="P36"><text:span text:style-name="Strong_20_Emphasis"><text:span text:style-name="T6">cantidad</text:span></text:span><text:span text:style-name="T6"> (INT): Cantidad del producto comprado.</text:span></text:p>
          </text:list-item>
          <text:list-item>
            <text:p text:style-name="P37"><text:span text:style-name="Strong_20_Emphasis"><text:span text:style-name="T6">precio_unitario</text:span></text:span><text:span text:style-name="T6"> (DECIMAL): Precio unitario del producto en el momento de la compra.</text:span></text:p>
          </text:list-item>
        </text:list>
        <text:h text:style-name="P14" text:outline-level="4"><text:span text:style-name="Strong_20_Emphasis"><text:span text:style-name="T6">f. Inventario</text:span></text:span></text:h>
        <text:list text:style-name="L7">
          <text:list-item>
            <text:p text:style-name="P38"><text:span text:style-name="Strong_20_Emphasis"><text:span text:style-name="T6">inventario_id</text:span></text:span><text:span text:style-name="T6"> (INT, PK): Identificador único del registro de inventario.</text:span></text:p>
          </text:list-item>
          <text:list-item>
            <text:p text:style-name="P38"><text:span text:style-name="Strong_20_Emphasis"><text:span text:style-name="T6">producto_id</text:span></text:span><text:span text:style-name="T6"> (INT, FK): Referencia al producto.</text:span></text:p>
          </text:list-item>
          <text:list-item>
            <text:p text:style-name="P38"><text:span text:style-name="Strong_20_Emphasis"><text:span text:style-name="T6">fecha_ingreso</text:span></text:span><text:span text:style-name="T6"> (DATE): Fecha en la que el producto ingresó al inventario.</text:span></text:p>
          </text:list-item>
          <text:list-item>
            <text:p text:style-name="P38"><text:span text:style-name="Strong_20_Emphasis"><text:span text:style-name="T6">cantidad_ingresada</text:span></text:span><text:span text:style-name="T6"> (INT): Cantidad de producto ingresada.</text:span></text:p>
          </text:list-item>
          <text:list-item>
            <text:p text:style-name="P39"><text:span text:style-name="Strong_20_Emphasis"><text:span text:style-name="T6">proveedor_id</text:span></text:span><text:span text:style-name="T6"> (INT, FK): Referencia al proveedor del producto.</text:span></text:p>
          </text:list-item>
        </text:list>
        <text:h text:style-name="P13" text:outline-level="3"><text:span text:style-name="Strong_20_Emphasis"><text:span text:style-name="T6">2. Relaciones</text:span></text:span></text:h>
        <text:list text:style-name="L8">
          <text:list-item>
            <text:p text:style-name="P40"><text:span text:style-name="Strong_20_Emphasis"><text:span text:style-name="T6">Clientes</text:span></text:span><text:span text:style-name="T6"> y </text:span><text:span text:style-name="Strong_20_Emphasis"><text:span text:style-name="T6">Compras</text:span></text:span><text:span text:style-name="T6">: Un cliente puede realizar muchas compras (1</text:span></text:p>
            <text:p text:style-name="P41">).</text:p>
          </text:list-item>
          <text:list-item>
            <text:p text:style-name="P40"><text:span text:style-name="Strong_20_Emphasis"><text:span text:style-name="T6">Compras</text:span></text:span><text:span text:style-name="T6"> y </text:span><text:span text:style-name="Strong_20_Emphasis"><text:span text:style-name="T6">Detalle_Compra</text:span></text:span><text:span text:style-name="T6">: Una compra puede tener muchos detalles de compra (1</text:span></text:p>
            <text:p text:style-name="P41">).</text:p>
          </text:list-item>
          <text:list-item>
            <text:p text:style-name="P40"><text:span text:style-name="Strong_20_Emphasis"><text:span text:style-name="T6">Productos</text:span></text:span><text:span text:style-name="T6"> y </text:span><text:span text:style-name="Strong_20_Emphasis"><text:span text:style-name="T6">Detalle_Compra</text:span></text:span><text:span text:style-name="T6">: Un producto puede aparecer en muchos detalles de compra (1</text:span></text:p>
            <text:p text:style-name="P41">).</text:p>
          </text:list-item>
          <text:list-item>
            <text:p text:style-name="P40"><text:span text:style-name="Strong_20_Emphasis"><text:span text:style-name="T6">Proveedores</text:span></text:span><text:span text:style-name="T6"> y </text:span><text:span text:style-name="Strong_20_Emphasis"><text:span text:style-name="T6">Inventario</text:span></text:span><text:span text:style-name="T6">: Un proveedor puede suministrar muchos productos (1</text:span></text:p>
            <text:p text:style-name="P41">).</text:p>
          </text:list-item>
          <text:list-item>
            <text:p text:style-name="P40"><text:span text:style-name="Strong_20_Emphasis"><text:span text:style-name="T6">Productos</text:span></text:span><text:span text:style-name="T6"> y </text:span><text:span text:style-name="Strong_20_Emphasis"><text:span text:style-name="T6">Inventario</text:span></text:span><text:span text:style-name="T6">: Un producto puede tener muchos registros de inventario (1</text:span></text:p>
            <text:p text:style-name="P42">).</text:p>
          </text:list-item>
        </text:list>
        <text:h text:style-name="P13" text:outline-level="3"><text:span text:style-name="Strong_20_Emphasis"><text:span text:style-name="T6">3. Diagrama de Relaciones</text:span></text:span></text:h>
        <text:p text:style-name="P18"/>
        <text:p text:style-name="P16"><text:span text:style-name="Source_20_Text"><text:span text:style-name="T6">Clientes (1) ---- (N) Compras (1) ---- (N) Detalle_Compra (N) ---- (1) Productos</text:span></text:span></text:p>
        <text:p text:style-name="P16"><text:span text:style-name="Source_20_Text"><text:span text:style-name="T6"><text:s text:c="38"/>|</text:span></text:span></text:p>
        <text:p text:style-name="P16"><text:span text:style-name="Source_20_Text"><text:span text:style-name="T6"><text:s text:c="38"/>|</text:span></text:span></text:p>
        <text:p text:style-name="P15"><text:span text:style-name="Source_20_Text"><text:span text:style-name="T6"><text:s text:c="33"/>Proveedores (1) ---- (N) Inventario (1) ---- (N) Productos</text:span></text:span></text:p>
        <text:h text:style-name="P13" text:outline-level="3"><text:soft-page-break/><text:span text:style-name="Strong_20_Emphasis"><text:span text:style-name="T6">4. Ejemplo de Creación de Tablas</text:span></text:span></text:h>
        <text:p text:style-name="P27"><text:span text:style-name="T6">Aquí tienes un ejemplo de cómo podrías crear estas tablas en SQL:</text:span></text:p>
        <text:p text:style-name="P18"/>
        <text:p text:style-name="P16"><text:span text:style-name="Source_20_Text"><text:span text:style-name="T6">CREATE TABLE Clientes (</text:span></text:span></text:p>
        <text:p text:style-name="P16"><text:span text:style-name="Source_20_Text"><text:span text:style-name="T6"><text:s text:c="4"/>cliente_id INT PRIMARY KEY AUTO_INCREMENT,</text:span></text:span></text:p>
        <text:p text:style-name="P16"><text:span text:style-name="Source_20_Text"><text:span text:style-name="T6"><text:s text:c="4"/>nombre VARCHAR(50) NOT NULL,</text:span></text:span></text:p>
        <text:p text:style-name="P16"><text:span text:style-name="Source_20_Text"><text:span text:style-name="T6"><text:s text:c="4"/>apellidos VARCHAR(50) NOT NULL,</text:span></text:span></text:p>
        <text:p text:style-name="P16"><text:span text:style-name="Source_20_Text"><text:span text:style-name="T6"><text:s text:c="4"/>direccion_facturacion VARCHAR(100),</text:span></text:span></text:p>
        <text:p text:style-name="P16"><text:span text:style-name="Source_20_Text"><text:span text:style-name="T6"><text:s text:c="4"/>email VARCHAR(50),</text:span></text:span></text:p>
        <text:p text:style-name="P16"><text:span text:style-name="Source_20_Text"><text:span text:style-name="T6"><text:s text:c="4"/>telefono VARCHAR(20)</text:span></text:span></text:p>
        <text:p text:style-name="P16"><text:span text:style-name="Source_20_Text"><text:span text:style-name="T6">);</text:span></text:span></text:p>
        <text:p text:style-name="P16"/>
        <text:p text:style-name="P16"><text:span text:style-name="Source_20_Text"><text:span text:style-name="T6">CREATE TABLE Proveedores (</text:span></text:span></text:p>
        <text:p text:style-name="P16"><text:span text:style-name="Source_20_Text"><text:span text:style-name="T6"><text:s text:c="4"/>proveedor_id INT PRIMARY KEY AUTO_INCREMENT,</text:span></text:span></text:p>
        <text:p text:style-name="P16"><text:span text:style-name="Source_20_Text"><text:span text:style-name="T6"><text:s text:c="4"/>nombre VARCHAR(50) NOT NULL,</text:span></text:span></text:p>
        <text:p text:style-name="P16"><text:span text:style-name="Source_20_Text"><text:span text:style-name="T6"><text:s text:c="4"/>direccion VARCHAR(100),</text:span></text:span></text:p>
        <text:p text:style-name="P16"><text:span text:style-name="Source_20_Text"><text:span text:style-name="T6"><text:s text:c="4"/>contacto VARCHAR(50),</text:span></text:span></text:p>
        <text:p text:style-name="P16"><text:span text:style-name="Source_20_Text"><text:span text:style-name="T6"><text:s text:c="4"/>telefono VARCHAR(20),</text:span></text:span></text:p>
        <text:p text:style-name="P16"><text:span text:style-name="Source_20_Text"><text:span text:style-name="T6"><text:s text:c="4"/>email VARCHAR(50)</text:span></text:span></text:p>
        <text:p text:style-name="P16"><text:span text:style-name="Source_20_Text"><text:span text:style-name="T6">);</text:span></text:span></text:p>
        <text:p text:style-name="P16"/>
        <text:p text:style-name="P16"><text:span text:style-name="Source_20_Text"><text:span text:style-name="T6">CREATE TABLE Productos (</text:span></text:span></text:p>
        <text:p text:style-name="P16"><text:span text:style-name="Source_20_Text"><text:span text:style-name="T6"><text:s text:c="4"/>producto_id INT PRIMARY KEY AUTO_INCREMENT,</text:span></text:span></text:p>
        <text:p text:style-name="P16"><text:span text:style-name="Source_20_Text"><text:span text:style-name="T6"><text:s text:c="4"/>nombre VARCHAR(50) NOT NULL,</text:span></text:span></text:p>
        <text:p text:style-name="P16"><text:span text:style-name="Source_20_Text"><text:span text:style-name="T6"><text:s text:c="4"/>cantidad INT NOT NULL,</text:span></text:span></text:p>
        <text:p text:style-name="P16"><text:span text:style-name="Source_20_Text"><text:span text:style-name="T6"><text:s text:c="4"/>precio DECIMAL(10,2) NOT NULL,</text:span></text:span></text:p>
        <text:p text:style-name="P16"><text:span text:style-name="Source_20_Text"><text:span text:style-name="T6"><text:s text:c="4"/>unidad_medida VARCHAR(10)</text:span></text:span></text:p>
        <text:p text:style-name="P16"><text:span text:style-name="Source_20_Text"><text:span text:style-name="T6">);</text:span></text:span></text:p>
        <text:p text:style-name="P16"/>
        <text:p text:style-name="P16"><text:span text:style-name="Source_20_Text"><text:span text:style-name="T6">CREATE TABLE Compras (</text:span></text:span></text:p>
        <text:p text:style-name="P16"><text:span text:style-name="Source_20_Text"><text:span text:style-name="T6"><text:s text:c="4"/>compra_id INT PRIMARY KEY AUTO_INCREMENT,</text:span></text:span></text:p>
        <text:p text:style-name="P16"><text:span text:style-name="Source_20_Text"><text:span text:style-name="T6"><text:s text:c="4"/>cliente_id INT NOT NULL,</text:span></text:span></text:p>
        <text:p text:style-name="P16"><text:span text:style-name="Source_20_Text"><text:span text:style-name="T6"><text:s text:c="4"/>fecha_compra DATE NOT NULL,</text:span></text:span></text:p>
        <text:p text:style-name="P16"><text:span text:style-name="Source_20_Text"><text:span text:style-name="T6"><text:s text:c="4"/>total DECIMAL(10,2) NOT NULL,</text:span></text:span></text:p>
        <text:p text:style-name="P16"><text:span text:style-name="Source_20_Text"><text:span text:style-name="T6"><text:s text:c="4"/>FOREIGN KEY (cliente_id) REFERENCES Clientes(cliente_id)</text:span></text:span></text:p>
        <text:p text:style-name="P16"><text:span text:style-name="Source_20_Text"><text:span text:style-name="T6">);</text:span></text:span></text:p>
        <text:p text:style-name="P16"/>
        <text:p text:style-name="P16"><text:span text:style-name="Source_20_Text"><text:span text:style-name="T6">CREATE TABLE Detalle_Compra (</text:span></text:span></text:p>
        <text:p text:style-name="P16"><text:span text:style-name="Source_20_Text"><text:span text:style-name="T6"><text:s text:c="4"/>detalle_compra_id INT PRIMARY KEY AUTO_INCREMENT,</text:span></text:span></text:p>
        <text:p text:style-name="P16"><text:span text:style-name="Source_20_Text"><text:span text:style-name="T6"><text:s text:c="4"/>compra_id INT NOT NULL,</text:span></text:span></text:p>
        <text:p text:style-name="P16"><text:span text:style-name="Source_20_Text"><text:span text:style-name="T6"><text:s text:c="4"/>producto_id INT NOT NULL,</text:span></text:span></text:p>
        <text:p text:style-name="P16"><text:span text:style-name="Source_20_Text"><text:span text:style-name="T6"><text:s text:c="4"/>cantidad INT NOT NULL,</text:span></text:span></text:p>
        <text:p text:style-name="P16"><text:span text:style-name="Source_20_Text"><text:span text:style-name="T6"><text:s text:c="4"/>precio_unitario DECIMAL(10,2) NOT NULL,</text:span></text:span></text:p>
        <text:p text:style-name="P16"><text:span text:style-name="Source_20_Text"><text:span text:style-name="T6"><text:s text:c="4"/>FOREIGN KEY (compra_id) REFERENCES Compras(compra_id),</text:span></text:span></text:p>
        <text:p text:style-name="P16"><text:span text:style-name="Source_20_Text"><text:span text:style-name="T6"><text:s text:c="4"/>FOREIGN KEY (producto_id) REFERENCES Productos(producto_id)</text:span></text:span></text:p>
        <text:p text:style-name="P16"><text:span text:style-name="Source_20_Text"><text:span text:style-name="T6">);</text:span></text:span></text:p>
        <text:p text:style-name="P16"/>
        <text:p text:style-name="P16"><text:span text:style-name="Source_20_Text"><text:span text:style-name="T6">CREATE TABLE Inventario (</text:span></text:span></text:p>
        <text:p text:style-name="P16"><text:span text:style-name="Source_20_Text"><text:span text:style-name="T6"><text:s text:c="4"/>inventario_id INT PRIMARY KEY AUTO_INCREMENT,</text:span></text:span></text:p>
        <text:p text:style-name="P16"><text:span text:style-name="Source_20_Text"><text:span text:style-name="T6"><text:s text:c="4"/>producto_id INT NOT NULL,</text:span></text:span></text:p>
        <text:p text:style-name="P16"><text:span text:style-name="Source_20_Text"><text:span text:style-name="T6"><text:s text:c="4"/>fecha_ingreso DATE NOT NULL,</text:span></text:span></text:p>
        <text:p text:style-name="P16"><text:span text:style-name="Source_20_Text"><text:span text:style-name="T6"><text:s text:c="4"/>cantidad_ingresada INT NOT NULL,</text:span></text:span></text:p>
        <text:p text:style-name="P16"><text:span text:style-name="Source_20_Text"><text:span text:style-name="T6"><text:s text:c="4"/>proveedor_id INT NOT NULL,</text:span></text:span></text:p>
        <text:p text:style-name="P16"><text:span text:style-name="Source_20_Text"><text:span text:style-name="T6"><text:s text:c="4"/>FOREIGN KEY (producto_id) REFERENCES Productos(producto_id),</text:span></text:span></text:p>
        <text:p text:style-name="P16"><text:span text:style-name="Source_20_Text"><text:span text:style-name="T6"><text:s text:c="4"/>FOREIGN KEY (proveedor_id) REFERENCES Proveedores(proveedor_id)</text:span></text:span></text:p>
        <text:p text:style-name="P15"><text:span text:style-name="Source_20_Text"><text:span text:style-name="T6">);</text:span></text:span></text:p>
        <text:h text:style-name="P13" text:outline-level="3"><text:soft-page-break/><text:span text:style-name="Strong_20_Emphasis"><text:span text:style-name="T6">5. Consideraciones Adicionales</text:span></text:span></text:h>
        <text:list text:style-name="L9">
          <text:list-item>
            <text:p text:style-name="P44"><text:span text:style-name="Strong_20_Emphasis"><text:span text:style-name="T6">Transacciones</text:span></text:span><text:span text:style-name="T6">: Asegúrate de manejar transacciones para mantener la integridad de los datos, especialmente en operaciones de compra y actualización de inventario.</text:span></text:p>
          </text:list-item>
          <text:list-item>
            <text:p text:style-name="P44"><text:span text:style-name="Strong_20_Emphasis"><text:span text:style-name="T6">Índices</text:span></text:span><text:span text:style-name="T6">: Considera la creación de índices en columnas clave para mejorar el rendimiento de las consultas.</text:span></text:p>
          </text:list-item>
          <text:list-item>
            <text:p text:style-name="P44"><text:span text:style-name="Strong_20_Emphasis"><text:span text:style-name="T6">Seguridad</text:span></text:span><text:span text:style-name="T6">: Implementa medidas de seguridad para proteger la información sensible de los clientes y proveedores.</text:span></text:p>
          </text:list-item>
          <text:list-item>
            <text:p text:style-name="P45"><text:span text:style-name="Strong_20_Emphasis"><text:span text:style-name="T6">Normalización</text:span></text:span><text:span text:style-name="T6">: Asegúrate de que la base de datos esté bien normalizada para evitar redundancias y anomalías en los datos.</text:span></text:p>
          </text:list-item>
        </text:list>
        <text:p text:style-name="P27"><text:span text:style-name="T6">Este diseño proporciona una base sólida para gestionar una tienda de venta de frutas. Puedes expandirlo según las necesidades específicas de tu negocio, como la gestión de descuentos, promociones, o la integración con sistemas de punto de venta.</text:span></text:p>
      </text:section>
      <text:section text:style-name="Sect1" text:name="content-358833733519925254">
        <text:p text:style-name="P21">Crea el fichero sql para agregarlo a Mariadb. No olvides CREATE database.Además incorpora Varios INSERT con datos de ejemplo en cada tabla. Define difrenetes SELECT contra una tabla y contra varias relacionadas. Realiza un DELETE de registros en cascada</text:p>
        <text:p text:style-name="P19"/>
        <text:p text:style-name="P19"/>
      </text:section>
      <text:section text:style-name="Sect1" text:name="content-358833733628977153">
        <text:p text:style-name="P26"><text:span text:style-name="T6">Para crear un fichero SQL que pueda ser ejecutado en MariaDB, primero debemos definir la estructura de la base de datos, incluyendo la creación de la base de datos, las tablas con sus relaciones, y luego insertar datos de ejemplo. También incluiremos consultas </text:span><text:span text:style-name="Source_20_Text"><text:span text:style-name="T6">SELECT</text:span></text:span><text:span text:style-name="T6"> para recuperar datos de una sola tabla y de varias tablas relacionadas, así como un ejemplo de un </text:span><text:span text:style-name="Source_20_Text"><text:span text:style-name="T6">DELETE</text:span></text:span><text:span text:style-name="T6"> en cascada.</text:span></text:p>
        <text:p text:style-name="P27"><text:span text:style-name="T6">A continuación, te proporciono un script SQL completo:</text:span></text:p>
        <text:p text:style-name="P18">sql</text:p>
        <text:p text:style-name="P18">Word Wrap</text:p>
        <text:p text:style-name="P17">Copy</text:p>
        <text:p text:style-name="P16"><text:span text:style-name="Source_20_Text"><text:span text:style-name="T6">-- 1. Crear la base de datos</text:span></text:span></text:p>
        <text:p text:style-name="P16"><text:span text:style-name="Source_20_Text"><text:span text:style-name="T6">CREATE DATABASE IF NOT EXISTS TiendaFrutas;</text:span></text:span></text:p>
        <text:p text:style-name="P16"><text:span text:style-name="Source_20_Text"><text:span text:style-name="T6">USE TiendaFrutas;</text:span></text:span></text:p>
        <text:p text:style-name="P16"/>
        <text:p text:style-name="P16"><text:span text:style-name="Source_20_Text"><text:span text:style-name="T6">-- 2. Crear tablas</text:span></text:span></text:p>
        <text:p text:style-name="P16"/>
        <text:p text:style-name="P16"><text:span text:style-name="Source_20_Text"><text:span text:style-name="T6">CREATE TABLE Clientes (</text:span></text:span></text:p>
        <text:p text:style-name="P16"><text:span text:style-name="Source_20_Text"><text:span text:style-name="T6"><text:s text:c="4"/>cliente_id INT PRIMARY KEY AUTO_INCREMENT,</text:span></text:span></text:p>
        <text:p text:style-name="P16"><text:span text:style-name="Source_20_Text"><text:span text:style-name="T6"><text:s text:c="4"/>nombre VARCHAR(50) NOT NULL,</text:span></text:span></text:p>
        <text:p text:style-name="P16"><text:span text:style-name="Source_20_Text"><text:span text:style-name="T6"><text:s text:c="4"/>apellidos VARCHAR(50) NOT NULL,</text:span></text:span></text:p>
        <text:p text:style-name="P16"><text:span text:style-name="Source_20_Text"><text:span text:style-name="T6"><text:s text:c="4"/>direccion_facturacion VARCHAR(100),</text:span></text:span></text:p>
        <text:p text:style-name="P16"><text:span text:style-name="Source_20_Text"><text:span text:style-name="T6"><text:s text:c="4"/>email VARCHAR(50),</text:span></text:span></text:p>
        <text:p text:style-name="P16"><text:span text:style-name="Source_20_Text"><text:span text:style-name="T6"><text:s text:c="4"/>telefono VARCHAR(20)</text:span></text:span></text:p>
        <text:p text:style-name="P16"><text:span text:style-name="Source_20_Text"><text:span text:style-name="T6">);</text:span></text:span></text:p>
        <text:p text:style-name="P16"/>
        <text:p text:style-name="P16"><text:span text:style-name="Source_20_Text"><text:span text:style-name="T6">CREATE TABLE Proveedores (</text:span></text:span></text:p>
        <text:p text:style-name="P16"><text:span text:style-name="Source_20_Text"><text:span text:style-name="T6"><text:s text:c="4"/>proveedor_id INT PRIMARY KEY AUTO_INCREMENT,</text:span></text:span></text:p>
        <text:p text:style-name="P16"><text:span text:style-name="Source_20_Text"><text:span text:style-name="T6"><text:s text:c="4"/>nombre VARCHAR(50) NOT NULL,</text:span></text:span></text:p>
        <text:p text:style-name="P16"><text:soft-page-break/><text:span text:style-name="Source_20_Text"><text:span text:style-name="T6"><text:s text:c="4"/>direccion VARCHAR(100),</text:span></text:span></text:p>
        <text:p text:style-name="P16"><text:span text:style-name="Source_20_Text"><text:span text:style-name="T6"><text:s text:c="4"/>contacto VARCHAR(50),</text:span></text:span></text:p>
        <text:p text:style-name="P16"><text:span text:style-name="Source_20_Text"><text:span text:style-name="T6"><text:s text:c="4"/>telefono VARCHAR(20),</text:span></text:span></text:p>
        <text:p text:style-name="P16"><text:span text:style-name="Source_20_Text"><text:span text:style-name="T6"><text:s text:c="4"/>email VARCHAR(50)</text:span></text:span></text:p>
        <text:p text:style-name="P16"><text:span text:style-name="Source_20_Text"><text:span text:style-name="T6">);</text:span></text:span></text:p>
        <text:p text:style-name="P16"/>
        <text:p text:style-name="P16"><text:span text:style-name="Source_20_Text"><text:span text:style-name="T6">CREATE TABLE Productos (</text:span></text:span></text:p>
        <text:p text:style-name="P16"><text:span text:style-name="Source_20_Text"><text:span text:style-name="T6"><text:s text:c="4"/>producto_id INT PRIMARY KEY AUTO_INCREMENT,</text:span></text:span></text:p>
        <text:p text:style-name="P16"><text:span text:style-name="Source_20_Text"><text:span text:style-name="T6"><text:s text:c="4"/>nombre VARCHAR(50) NOT NULL,</text:span></text:span></text:p>
        <text:p text:style-name="P16"><text:span text:style-name="Source_20_Text"><text:span text:style-name="T6"><text:s text:c="4"/>cantidad INT NOT NULL,</text:span></text:span></text:p>
        <text:p text:style-name="P16"><text:span text:style-name="Source_20_Text"><text:span text:style-name="T6"><text:s text:c="4"/>precio DECIMAL(10,2) NOT NULL,</text:span></text:span></text:p>
        <text:p text:style-name="P16"><text:span text:style-name="Source_20_Text"><text:span text:style-name="T6"><text:s text:c="4"/>unidad_medida VARCHAR(10)</text:span></text:span></text:p>
        <text:p text:style-name="P16"><text:span text:style-name="Source_20_Text"><text:span text:style-name="T6">);</text:span></text:span></text:p>
        <text:p text:style-name="P16"/>
        <text:p text:style-name="P16"><text:span text:style-name="Source_20_Text"><text:span text:style-name="T6">CREATE TABLE Compras (</text:span></text:span></text:p>
        <text:p text:style-name="P16"><text:span text:style-name="Source_20_Text"><text:span text:style-name="T6"><text:s text:c="4"/>compra_id INT PRIMARY KEY AUTO_INCREMENT,</text:span></text:span></text:p>
        <text:p text:style-name="P16"><text:span text:style-name="Source_20_Text"><text:span text:style-name="T6"><text:s text:c="4"/>cliente_id INT NOT NULL,</text:span></text:span></text:p>
        <text:p text:style-name="P16"><text:span text:style-name="Source_20_Text"><text:span text:style-name="T6"><text:s text:c="4"/>fecha_compra DATE NOT NULL,</text:span></text:span></text:p>
        <text:p text:style-name="P16"><text:span text:style-name="Source_20_Text"><text:span text:style-name="T6"><text:s text:c="4"/>total DECIMAL(10,2) NOT NULL,</text:span></text:span></text:p>
        <text:p text:style-name="P16"><text:span text:style-name="Source_20_Text"><text:span text:style-name="T6"><text:s text:c="4"/>FOREIGN KEY (cliente_id) REFERENCES Clientes(cliente_id)</text:span></text:span></text:p>
        <text:p text:style-name="P16"><text:span text:style-name="Source_20_Text"><text:span text:style-name="T6"><text:s text:c="8"/>ON DELETE CASCADE</text:span></text:span></text:p>
        <text:p text:style-name="P16"><text:span text:style-name="Source_20_Text"><text:span text:style-name="T6">);</text:span></text:span></text:p>
        <text:p text:style-name="P16"/>
        <text:p text:style-name="P16"><text:span text:style-name="Source_20_Text"><text:span text:style-name="T6">CREATE TABLE Detalle_Compra (</text:span></text:span></text:p>
        <text:p text:style-name="P16"><text:span text:style-name="Source_20_Text"><text:span text:style-name="T6"><text:s text:c="4"/>detalle_compra_id INT PRIMARY KEY AUTO_INCREMENT,</text:span></text:span></text:p>
        <text:p text:style-name="P16"><text:span text:style-name="Source_20_Text"><text:span text:style-name="T6"><text:s text:c="4"/>compra_id INT NOT NULL,</text:span></text:span></text:p>
        <text:p text:style-name="P16"><text:span text:style-name="Source_20_Text"><text:span text:style-name="T6"><text:s text:c="4"/>producto_id INT NOT NULL,</text:span></text:span></text:p>
        <text:p text:style-name="P16"><text:span text:style-name="Source_20_Text"><text:span text:style-name="T6"><text:s text:c="4"/>cantidad INT NOT NULL,</text:span></text:span></text:p>
        <text:p text:style-name="P16"><text:span text:style-name="Source_20_Text"><text:span text:style-name="T6"><text:s text:c="4"/>precio_unitario DECIMAL(10,2) NOT NULL,</text:span></text:span></text:p>
        <text:p text:style-name="P16"><text:span text:style-name="Source_20_Text"><text:span text:style-name="T6"><text:s text:c="4"/>FOREIGN KEY (compra_id) REFERENCES Compras(compra_id)</text:span></text:span></text:p>
        <text:p text:style-name="P16"><text:span text:style-name="Source_20_Text"><text:span text:style-name="T6"><text:s text:c="8"/>ON DELETE CASCADE,</text:span></text:span></text:p>
        <text:p text:style-name="P16"><text:span text:style-name="Source_20_Text"><text:span text:style-name="T6"><text:s text:c="4"/>FOREIGN KEY (producto_id) REFERENCES Productos(producto_id)</text:span></text:span></text:p>
        <text:p text:style-name="P16"><text:span text:style-name="Source_20_Text"><text:span text:style-name="T6"><text:s text:c="8"/>ON DELETE CASCADE</text:span></text:span></text:p>
        <text:p text:style-name="P16"><text:span text:style-name="Source_20_Text"><text:span text:style-name="T6">);</text:span></text:span></text:p>
        <text:p text:style-name="P16"/>
        <text:p text:style-name="P16"><text:span text:style-name="Source_20_Text"><text:span text:style-name="T6">CREATE TABLE Inventario (</text:span></text:span></text:p>
        <text:p text:style-name="P16"><text:span text:style-name="Source_20_Text"><text:span text:style-name="T6"><text:s text:c="4"/>inventario_id INT PRIMARY KEY AUTO_INCREMENT,</text:span></text:span></text:p>
        <text:p text:style-name="P16"><text:span text:style-name="Source_20_Text"><text:span text:style-name="T6"><text:s text:c="4"/>producto_id INT NOT NULL,</text:span></text:span></text:p>
        <text:p text:style-name="P16"><text:span text:style-name="Source_20_Text"><text:span text:style-name="T6"><text:s text:c="4"/>fecha_ingreso DATE NOT NULL,</text:span></text:span></text:p>
        <text:p text:style-name="P16"><text:span text:style-name="Source_20_Text"><text:span text:style-name="T6"><text:s text:c="4"/>cantidad_ingresada INT NOT NULL,</text:span></text:span></text:p>
        <text:p text:style-name="P16"><text:span text:style-name="Source_20_Text"><text:span text:style-name="T6"><text:s text:c="4"/>proveedor_id INT NOT NULL,</text:span></text:span></text:p>
        <text:p text:style-name="P16"><text:span text:style-name="Source_20_Text"><text:span text:style-name="T6"><text:s text:c="4"/>FOREIGN KEY (producto_id) REFERENCES Productos(producto_id)</text:span></text:span></text:p>
        <text:p text:style-name="P16"><text:span text:style-name="Source_20_Text"><text:span text:style-name="T6"><text:s text:c="8"/>ON DELETE CASCADE,</text:span></text:span></text:p>
        <text:p text:style-name="P16"><text:span text:style-name="Source_20_Text"><text:span text:style-name="T6"><text:s text:c="4"/>FOREIGN KEY (proveedor_id) REFERENCES Proveedores(proveedor_id)</text:span></text:span></text:p>
        <text:p text:style-name="P16"><text:span text:style-name="Source_20_Text"><text:span text:style-name="T6"><text:s text:c="8"/>ON DELETE CASCADE</text:span></text:span></text:p>
        <text:p text:style-name="P16"><text:span text:style-name="Source_20_Text"><text:span text:style-name="T6">);</text:span></text:span></text:p>
        <text:p text:style-name="P16"/>
        <text:p text:style-name="P16"><text:span text:style-name="Source_20_Text"><text:span text:style-name="T6">-- 3. Insertar datos de ejemplo</text:span></text:span></text:p>
        <text:p text:style-name="P16"/>
        <text:p text:style-name="P16"><text:span text:style-name="Source_20_Text"><text:span text:style-name="T6">-- Insertar clientes</text:span></text:span></text:p>
        <text:p text:style-name="P16"><text:span text:style-name="Source_20_Text"><text:span text:style-name="T6">INSERT INTO Clientes (nombre, apellidos, direccion_facturacion, email, telefono) VALUES</text:span></text:span></text:p>
        <text:p text:style-name="P16"><text:span text:style-name="Source_20_Text"><text:span text:style-name="T6">('Juan', 'Pérez', 'Calle Falsa 123', 'juan.perez@example.com', '123456789'),</text:span></text:span></text:p>
        <text:p text:style-name="P16"><text:span text:style-name="Source_20_Text"><text:span text:style-name="T6">('María', 'Gómez', 'Avenida Siempreviva 742', 'maria.gomez@example.com', '987654321');</text:span></text:span></text:p>
        <text:p text:style-name="P16"/>
        <text:p text:style-name="P16"><text:span text:style-name="Source_20_Text"><text:span text:style-name="T6">-- Insertar proveedores</text:span></text:span></text:p>
        <text:p text:style-name="P16"><text:span text:style-name="Source_20_Text"><text:span text:style-name="T6">INSERT INTO Proveedores (nombre, direccion, contacto, telefono, email) VALUES</text:span></text:span></text:p>
        <text:p text:style-name="P16"><text:soft-page-break/><text:span text:style-name="Source_20_Text"><text:span text:style-name="T6">('Frutícola del Sur', 'Calle del Sur 45', 'José López', '555555555', 'contacto@fruticolasur.com'),</text:span></text:span></text:p>
        <text:p text:style-name="P16"><text:span text:style-name="Source_20_Text"><text:span text:style-name="T6">('Verduras y Frutas SA', 'Avenida Norte 32', 'Ana Martínez', '444444444', 'contacto@vyfsa.com');</text:span></text:span></text:p>
        <text:p text:style-name="P16"/>
        <text:p text:style-name="P16"><text:span text:style-name="Source_20_Text"><text:span text:style-name="T6">-- Insertar productos</text:span></text:span></text:p>
        <text:p text:style-name="P16"><text:span text:style-name="Source_20_Text"><text:span text:style-name="T6">INSERT INTO Productos (nombre, cantidad, precio, unidad_medida) VALUES</text:span></text:span></text:p>
        <text:p text:style-name="P16"><text:span text:style-name="Source_20_Text"><text:span text:style-name="T6">('Manzana', 150, 1.20, 'kg'),</text:span></text:span></text:p>
        <text:p text:style-name="P16"><text:span text:style-name="Source_20_Text"><text:span text:style-name="T6">('Plátano', 200, 0.80, 'kg'),</text:span></text:span></text:p>
        <text:p text:style-name="P16"><text:span text:style-name="Source_20_Text"><text:span text:style-name="T6">('Naranja', 180, 1.00, 'kg');</text:span></text:span></text:p>
        <text:p text:style-name="P16"/>
        <text:p text:style-name="P16"><text:span text:style-name="Source_20_Text"><text:span text:style-name="T6">-- Insertar compras</text:span></text:span></text:p>
        <text:p text:style-name="P16"><text:span text:style-name="Source_20_Text"><text:span text:style-name="T6">INSERT INTO Compras (cliente_id, fecha_compra, total) VALUES</text:span></text:span></text:p>
        <text:p text:style-name="P16"><text:span text:style-name="Source_20_Text"><text:span text:style-name="T6">(1, '2023-10-01', 12.00),</text:span></text:span></text:p>
        <text:p text:style-name="P16"><text:span text:style-name="Source_20_Text"><text:span text:style-name="T6">(2, '2023-10-02', 8.00);</text:span></text:span></text:p>
        <text:p text:style-name="P16"/>
        <text:p text:style-name="P16"><text:span text:style-name="Source_20_Text"><text:span text:style-name="T6">-- Insertar detalle de compras</text:span></text:span></text:p>
        <text:p text:style-name="P16"><text:span text:style-name="Source_20_Text"><text:span text:style-name="T6">INSERT INTO Detalle_Compra (compra_id, producto_id, cantidad, precio_unitario) VALUES</text:span></text:span></text:p>
        <text:p text:style-name="P16"><text:span text:style-name="Source_20_Text"><text:span text:style-name="T6">(1, 1, 10, 1.20),</text:span></text:span></text:p>
        <text:p text:style-name="P16"><text:span text:style-name="Source_20_Text"><text:span text:style-name="T6">(1, 2, 5, 0.80),</text:span></text:span></text:p>
        <text:p text:style-name="P16"><text:span text:style-name="Source_20_Text"><text:span text:style-name="T6">(2, 3, 8, 1.00);</text:span></text:span></text:p>
        <text:p text:style-name="P16"/>
        <text:p text:style-name="P16"><text:span text:style-name="Source_20_Text"><text:span text:style-name="T6">-- Insertar inventario</text:span></text:span></text:p>
        <text:p text:style-name="P16"><text:span text:style-name="Source_20_Text"><text:span text:style-name="T6">INSERT INTO Inventario (producto_id, fecha_ingreso, cantidad_ingresada, proveedor_id) VALUES</text:span></text:span></text:p>
        <text:p text:style-name="P16"><text:span text:style-name="Source_20_Text"><text:span text:style-name="T6">(1, '2023-09-25', 150, 1),</text:span></text:span></text:p>
        <text:p text:style-name="P16"><text:span text:style-name="Source_20_Text"><text:span text:style-name="T6">(2, '2023-09-26', 200, 2),</text:span></text:span></text:p>
        <text:p text:style-name="P16"><text:span text:style-name="Source_20_Text"><text:span text:style-name="T6">(3, '2023-09-27', 180, 1);</text:span></text:span></text:p>
        <text:p text:style-name="P16"/>
        <text:p text:style-name="P16"><text:span text:style-name="Source_20_Text"><text:span text:style-name="T6">-- 4. Consultas SELECT</text:span></text:span></text:p>
        <text:p text:style-name="P16"/>
        <text:p text:style-name="P16"><text:span text:style-name="Source_20_Text"><text:span text:style-name="T6">-- Seleccionar todos los productos</text:span></text:span></text:p>
        <text:p text:style-name="P16"><text:span text:style-name="Source_20_Text"><text:span text:style-name="T6">SELECT * FROM Productos;</text:span></text:span></text:p>
        <text:p text:style-name="P16"/>
        <text:p text:style-name="P16"><text:span text:style-name="Source_20_Text"><text:span text:style-name="T6">-- Seleccionar todas las compras con detalles</text:span></text:span></text:p>
        <text:p text:style-name="P16"><text:span text:style-name="Source_20_Text"><text:span text:style-name="T6">SELECT c.compra_id, c.fecha_compra, c.total, dc.producto_id, dc.cantidad, dc.precio_unitario</text:span></text:span></text:p>
        <text:p text:style-name="P16"><text:span text:style-name="Source_20_Text"><text:span text:style-name="T6">FROM Compras c</text:span></text:span></text:p>
        <text:p text:style-name="P16"><text:span text:style-name="Source_20_Text"><text:span text:style-name="T6">JOIN Detalle_Compra dc ON c.compra_id = dc.compra_id;</text:span></text:span></text:p>
        <text:p text:style-name="P16"/>
        <text:p text:style-name="P16"><text:span text:style-name="Source_20_Text"><text:span text:style-name="T6">-- Seleccionar todas las compras de un cliente específico</text:span></text:span></text:p>
        <text:p text:style-name="P16"><text:span text:style-name="Source_20_Text"><text:span text:style-name="T6">SELECT c.compra_id, c.fecha_compra, c.total</text:span></text:span></text:p>
        <text:p text:style-name="P16"><text:span text:style-name="Source_20_Text"><text:span text:style-name="T6">FROM Compras c</text:span></text:span></text:p>
        <text:p text:style-name="P16"><text:span text:style-name="Source_20_Text"><text:span text:style-name="T6">WHERE c.cliente_id = 1;</text:span></text:span></text:p>
        <text:p text:style-name="P16"/>
        <text:p text:style-name="P16"><text:span text:style-name="Source_20_Text"><text:span text:style-name="T6">-- 5. DELETE en cascada</text:span></text:span></text:p>
        <text:p text:style-name="P16"/>
        <text:p text:style-name="P16"><text:span text:style-name="Source_20_Text"><text:span text:style-name="T6">-- Eliminar un cliente y todas sus compras y detalles de compra</text:span></text:span></text:p>
        <text:p text:style-name="P16"><text:span text:style-name="Source_20_Text"><text:span text:style-name="T6">DELETE FROM Clientes WHERE cliente_id = 1;</text:span></text:span></text:p>
        <text:p text:style-name="P16"/>
        <text:p text:style-name="P16"><text:span text:style-name="Source_20_Text"><text:span text:style-name="T6">-- Al ejecutar el DELETE anterior, las compras y detalles de compra asociados al cliente_id 1 también se eliminarán debido a la cláusula ON DELETE CASCADE en las relaciones de las tablas.</text:span></text:span></text:p>
        <text:p text:style-name="P15"/>
        <text:h text:style-name="P13" text:outline-level="3"><text:soft-page-break/><text:span text:style-name="Strong_20_Emphasis"><text:span text:style-name="T6">Explicación del Script</text:span></text:span></text:h>
        <text:list text:style-name="L10">
          <text:list-header>
            <text:p text:style-name="P46"><text:span text:style-name="T6">1.</text:span><text:span text:style-name="Strong_20_Emphasis"><text:span text:style-name="T6">Creación de la Base de Datos</text:span></text:span><text:span text:style-name="T6">: Se crea una base de datos llamada </text:span><text:span text:style-name="Source_20_Text"><text:span text:style-name="T6">TiendaFrutas</text:span></text:span><text:span text:style-name="T6"> y se selecciona para su uso.</text:span></text:p>
            <text:p text:style-name="P46"><text:span text:style-name="T6">2.</text:span><text:span text:style-name="Strong_20_Emphasis"><text:span text:style-name="T6">Creación de Tablas</text:span></text:span><text:span text:style-name="T6">: Se definen las tablas </text:span><text:span text:style-name="Source_20_Text"><text:span text:style-name="T6">Clientes</text:span></text:span><text:span text:style-name="T6">, </text:span><text:span text:style-name="Source_20_Text"><text:span text:style-name="T6">Proveedores</text:span></text:span><text:span text:style-name="T6">, </text:span><text:span text:style-name="Source_20_Text"><text:span text:style-name="T6">Productos</text:span></text:span><text:span text:style-name="T6">, </text:span><text:span text:style-name="Source_20_Text"><text:span text:style-name="T6">Compras</text:span></text:span><text:span text:style-name="T6">, </text:span><text:span text:style-name="Source_20_Text"><text:span text:style-name="T6">Detalle_Compra</text:span></text:span><text:span text:style-name="T6"> e </text:span><text:span text:style-name="Source_20_Text"><text:span text:style-name="T6">Inventario</text:span></text:span><text:span text:style-name="T6"> con sus respectivos atributos y claves foráneas. Las relaciones se establecen con </text:span><text:span text:style-name="Source_20_Text"><text:span text:style-name="T6">FOREIGN KEY</text:span></text:span><text:span text:style-name="T6"> y la cláusula </text:span><text:span text:style-name="Source_20_Text"><text:span text:style-name="T6">ON DELETE CASCADE</text:span></text:span><text:span text:style-name="T6"> para permitir la eliminación en cascada de registros relacionados.</text:span></text:p>
            <text:p text:style-name="P46"><text:span text:style-name="T6">3.</text:span><text:span text:style-name="Strong_20_Emphasis"><text:span text:style-name="T6">Inserción de Datos de Ejemplo</text:span></text:span><text:span text:style-name="T6">: Se insertan datos de ejemplo en cada tabla para simular un entorno de trabajo.</text:span></text:p>
            <text:p text:style-name="P43">4.</text:p>
            <text:p text:style-name="P46"><text:span text:style-name="Strong_20_Emphasis"><text:span text:style-name="T6">Consultas </text:span></text:span><text:span text:style-name="Strong_20_Emphasis"><text:span text:style-name="Source_20_Text"><text:span text:style-name="T6">SELECT</text:span></text:span></text:span><text:span text:style-name="T6">:</text:span></text:p>
            <text:list>
              <text:list-item>
                <text:p text:style-name="P43">Se seleccionan todos los productos.</text:p>
              </text:list-item>
              <text:list-item>
                <text:p text:style-name="P43">Se seleccionan todas las compras con sus detalles.</text:p>
              </text:list-item>
              <text:list-item>
                <text:p text:style-name="P43">Se seleccionan las compras de un cliente específico.</text:p>
              </text:list-item>
            </text:list>
            <text:p text:style-name="P47"><text:span text:style-name="T6">5.</text:span><text:span text:style-name="Strong_20_Emphasis"><text:span text:style-name="T6">DELETE en Cascada</text:span></text:span><text:span text:style-name="T6">: Se elimina un cliente y, debido a la cláusula </text:span><text:span text:style-name="Source_20_Text"><text:span text:style-name="T6">ON DELETE CASCADE</text:span></text:span><text:span text:style-name="T6">, todas las compras y detalles de compra asociados al cliente también se eliminan.</text:span></text:p>
          </text:list-header>
        </text:list>
        <text:p text:style-name="P27"><text:span text:style-name="T6">Este script proporciona una base sólida para gestionar una tienda de venta de frutas, permitiendo la inserción, consulta y eliminación de datos de manera eficiente y segura.</text:span></text:p>
      </text:section>
      <text:p text:style-name="P25"><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ff02" officeooo:paragraph-rsid="0002ff02"/>
    </style:style>
    <style:style style:name="MP2" style:family="paragraph" style:parent-style-name="Header">
      <style:paragraph-properties fo:text-align="end" style:justify-single-word="false"/>
      <style:text-properties officeooo:rsid="0002ff02" officeooo:paragraph-rsid="0002ff02"/>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PIC Devop tools</text:p>
        <text:p text:style-name="MP2">CFTIC Getafe 24/1520</text:p>
      </style:header>
      <style:footer>
        <text:p text:style-name="MP3"><text:bookmark-start text:name="PageNumWizard_FOOTER_Estilo de página predeterminado1"/><text:page-number text:select-page="current">7</text:page-number><text:s/>/ <text:page-count>7</text:page-count><text:bookmark-end text:name="PageNumWizard_FOOTER_Estilo de página predeterminado1"/></text:p>
      </style:footer>
      <style:footer-left>
        <text:p text:style-name="MP3"><text:bookmark-start text:name="PageNumWizard_FOOTER_Estilo de página predeterminado2"/><text:page-number text:select-page="current">6</text:page-number><text:s/>/ <text:page-count>7</text:page-count><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7:03:02.282380017</meta:creation-date>
    <dc:date>2025-03-19T19:30:30.099662242</dc:date>
    <meta:editing-duration>PT23M</meta:editing-duration>
    <meta:editing-cycles>6</meta:editing-cycles>
    <meta:generator>LibreOffice/24.2.2.2$Linux_X86_64 LibreOffice_project/d56cc158d8a96260b836f100ef4b4ef25d6f1a01</meta:generator>
    <meta:print-date>2025-03-18T17:27:56.697553710</meta:print-date>
    <meta:printed-by>Archivos PDF</meta:printed-by>
    <meta:document-statistic meta:table-count="0" meta:image-count="0" meta:object-count="0" meta:page-count="7" meta:paragraph-count="235" meta:word-count="1539" meta:character-count="11099" meta:non-whitespace-character-count="9406"/>
  </office:meta>
</office:document-meta>
</file>